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1.0634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4339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0.6043in"/>
    </style:style>
    <style:style style:name="co8" style:family="table-column">
      <style:table-column-properties fo:break-before="auto" style:column-width="1.1028in"/>
    </style:style>
    <style:style style:name="co9" style:family="table-column">
      <style:table-column-properties fo:break-before="auto" style:column-width="1.1098in"/>
    </style:style>
    <style:style style:name="co10" style:family="table-column">
      <style:table-column-properties fo:break-before="auto" style:column-width="1.202in"/>
    </style:style>
    <style:style style:name="co11" style:family="table-column">
      <style:table-column-properties fo:break-before="auto" style:column-width="1.222in"/>
    </style:style>
    <style:style style:name="co12" style:family="table-column">
      <style:table-column-properties fo:break-before="auto" style:column-width="1.1181in"/>
    </style:style>
    <style:style style:name="co13" style:family="table-column">
      <style:table-column-properties fo:break-before="auto" style:column-width="1.174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4425in" fo:break-before="auto" style:use-optimal-row-height="false"/>
    </style:style>
    <style:style style:name="ro2" style:family="table-row">
      <style:table-row-properties style:row-height="0.116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0898in" fo:break-before="auto" style:use-optimal-row-height="false"/>
    </style:style>
    <style:style style:name="ro5" style:family="table-row">
      <style:table-row-properties style:row-height="0.1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1" fo:font-weight="bold" style:font-name-asian="WenQuanYi Micro Hei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WenQuanYi Micro Hei" style:font-weight-asian="bold" style:font-name-complex="FreeSan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Liberation Sans1" fo:font-weight="bold" style:font-name-asian="WenQuanYi Micro Hei" style:font-weight-asian="bold" style:font-name-complex="FreeSans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</style:style>
    <style:style style:name="ce19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</style:style>
    <style:style style:name="ce20" style:family="table-cell" style:parent-style-name="Default" style:data-style-name="N11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WenQuanYi Micro Hei" style:font-name-complex="FreeSans"/>
    </style:style>
    <style:style style:name="ce2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Liberation Sans1" fo:font-weight="bold" style:font-name-asian="WenQuanYi Micro Hei" style:font-weight-asian="bold" style:font-name-complex="FreeSans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3">
      <style:table-cell-properties style:text-align-source="fix" style:repeat-content="false" fo:border="none"/>
      <style:paragraph-properties fo:text-align="end" fo:margin-left="0in"/>
    </style:style>
    <style:style style:name="ce31" style:family="table-cell" style:parent-style-name="Default" style:data-style-name="N11">
      <style:table-cell-properties fo:border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style:text-underline-style="solid" style:text-underline-width="auto" style:text-underline-color="font-color"/>
    </style:style>
    <style:style style:name="ce35" style:family="table-cell" style:parent-style-name="Default">
      <style:text-properties style:text-underline-style="none"/>
    </style:style>
    <style:style style:name="gr1" style:family="graphic">
      <style:graphic-properties draw:ole-draw-aspect="1"/>
    </style:style>
  </office:automatic-styles>
  <office:body>
    <office:spreadsheet>
      <table:table table:name="C vs. ASM" table:style-name="ta1">
        <office:forms form:automatic-focus="false" form:apply-design-mode="false"/>
        <table:shapes>
          <draw:frame draw:z-index="0" draw:style-name="gr1" svg:width="5.5098in" svg:height="2.8598in" svg:x="0.0752in" svg:y="2.6in">
            <draw:object draw:notify-on-update-of-ranges="'C vs. ASM'.B34:'C vs. ASM'.B34 'C vs. ASM'.B35:'C vs. ASM'.B35 'C vs. ASM'.C34:'C vs. ASM'.C34 'C vs. ASM'.C35:'C vs. ASM'.C35 'C vs. ASM'.D34:'C vs. ASM'.D34 'C vs. ASM'.D35:'C vs. ASM'.D35 'C vs. ASM'.E34:'C vs. ASM'.E34 'C vs. ASM'.E35:'C vs. ASM'.E35 'C vs. ASM'.F34:'C vs. ASM'.F34 'C vs. ASM'.F35:'C vs. ASM'.F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table:number-columns-spanned="6" table:number-rows-spanned="1">
            <text:p>BANDAS Saltos condicionales: 10 ejecuciones – Input: lena.bmp</text:p>
          </table:table-cell>
          <table:covered-table-cell table:number-columns-repeated="5" table:style-name="ce14"/>
          <table:table-cell table:number-columns-repeated="8"/>
        </table:table-row>
        <table:table-row table:style-name="ro2">
          <table:table-cell table:style-name="ce2"/>
          <table:table-cell table:style-name="ce14" table:number-columns-repeated="5"/>
          <table:table-cell table:number-columns-repeated="8"/>
        </table:table-row>
        <table:table-row table:style-name="ro3">
          <table:table-cell table:style-name="ce3" office:value-type="string" table:number-columns-spanned="5" table:number-rows-spanned="1">
            <text:p>Mediciones</text:p>
          </table:table-cell>
          <table:covered-table-cell table:number-columns-repeated="4" table:style-name="ce15"/>
          <table:table-cell table:style-name="ce15"/>
          <table:table-cell table:number-columns-repeated="8"/>
        </table:table-row>
        <table:table-row table:style-name="ro3">
          <table:table-cell table:style-name="ce4" office:value-type="string">
            <text:p>ASM</text:p>
          </table:table-cell>
          <table:table-cell table:style-name="ce4" office:value-type="string">
            <text:p>C (O0)</text:p>
          </table:table-cell>
          <table:table-cell table:style-name="ce4" office:value-type="string">
            <text:p>C (O1)</text:p>
          </table:table-cell>
          <table:table-cell table:style-name="ce4" office:value-type="string">
            <text:p>C(O2)</text:p>
          </table:table-cell>
          <table:table-cell table:style-name="ce4" office:value-type="string">
            <text:p>C (O3)</text:p>
          </table:table-cell>
          <table:table-cell table:style-name="ce4"/>
          <table:table-cell table:number-columns-repeated="8"/>
        </table:table-row>
        <table:table-row table:style-name="ro3">
          <table:table-cell table:style-name="ce5" office:value-type="float" office:value="1027376">
            <text:p>1027376</text:p>
          </table:table-cell>
          <table:table-cell table:style-name="ce5" office:value-type="float" office:value="6801824">
            <text:p>6801824</text:p>
          </table:table-cell>
          <table:table-cell table:style-name="ce5" office:value-type="float" office:value="2870859">
            <text:p>2870859</text:p>
          </table:table-cell>
          <table:table-cell table:style-name="ce5" office:value-type="float" office:value="2172587">
            <text:p>2172587</text:p>
          </table:table-cell>
          <table:table-cell table:style-name="ce5" office:value-type="float" office:value="1632842">
            <text:p>1632842</text:p>
          </table:table-cell>
          <table:table-cell table:style-name="ce5"/>
          <table:table-cell table:number-columns-repeated="8"/>
        </table:table-row>
        <table:table-row table:style-name="ro3">
          <table:table-cell table:style-name="ce5" office:value-type="float" office:value="991292">
            <text:p>991292</text:p>
          </table:table-cell>
          <table:table-cell table:style-name="ce5" office:value-type="float" office:value="6692798">
            <text:p>6692798</text:p>
          </table:table-cell>
          <table:table-cell table:style-name="ce5" office:value-type="float" office:value="2741931">
            <text:p>2741931</text:p>
          </table:table-cell>
          <table:table-cell table:style-name="ce5" office:value-type="float" office:value="2112393">
            <text:p>2112393</text:p>
          </table:table-cell>
          <table:table-cell table:style-name="ce5" office:value-type="float" office:value="1686029">
            <text:p>1686029</text:p>
          </table:table-cell>
          <table:table-cell table:style-name="ce5"/>
          <table:table-cell table:number-columns-repeated="8"/>
        </table:table-row>
        <table:table-row table:style-name="ro3">
          <table:table-cell table:style-name="ce5" office:value-type="float" office:value="1136858">
            <text:p>1136858</text:p>
          </table:table-cell>
          <table:table-cell table:style-name="ce5" office:value-type="float" office:value="6942934">
            <text:p>6942934</text:p>
          </table:table-cell>
          <table:table-cell table:style-name="ce5" office:value-type="float" office:value="2766513">
            <text:p>2766513</text:p>
          </table:table-cell>
          <table:table-cell table:style-name="ce5" office:value-type="float" office:value="2104146">
            <text:p>2104146</text:p>
          </table:table-cell>
          <table:table-cell table:style-name="ce5" office:value-type="float" office:value="1828505">
            <text:p>1828505</text:p>
          </table:table-cell>
          <table:table-cell table:style-name="ce5"/>
          <table:table-cell table:number-columns-repeated="8"/>
        </table:table-row>
        <table:table-row table:style-name="ro3">
          <table:table-cell table:style-name="ce5" office:value-type="float" office:value="980458">
            <text:p>980458</text:p>
          </table:table-cell>
          <table:table-cell table:style-name="ce5" office:value-type="float" office:value="7020984">
            <text:p>7020984</text:p>
          </table:table-cell>
          <table:table-cell table:style-name="ce5" office:value-type="float" office:value="2567478">
            <text:p>2567478</text:p>
          </table:table-cell>
          <table:table-cell table:style-name="ce5" office:value-type="float" office:value="2150061">
            <text:p>2150061</text:p>
          </table:table-cell>
          <table:table-cell table:style-name="ce5" office:value-type="float" office:value="1660548">
            <text:p>1660548</text:p>
          </table:table-cell>
          <table:table-cell table:style-name="ce5"/>
          <table:table-cell table:number-columns-repeated="8"/>
        </table:table-row>
        <table:table-row table:style-name="ro3">
          <table:table-cell table:style-name="ce5" office:value-type="float" office:value="987484">
            <text:p>987484</text:p>
          </table:table-cell>
          <table:table-cell table:style-name="ce5" office:value-type="float" office:value="7092110">
            <text:p>7092110</text:p>
          </table:table-cell>
          <table:table-cell table:style-name="ce5" office:value-type="float" office:value="2566542">
            <text:p>2566542</text:p>
          </table:table-cell>
          <table:table-cell table:style-name="ce5" office:value-type="float" office:value="2240997">
            <text:p>2240997</text:p>
          </table:table-cell>
          <table:table-cell table:style-name="ce5" office:value-type="float" office:value="1700260">
            <text:p>1700260</text:p>
          </table:table-cell>
          <table:table-cell table:style-name="ce5"/>
          <table:table-cell table:number-columns-repeated="8"/>
        </table:table-row>
        <table:table-row table:style-name="ro3">
          <table:table-cell table:style-name="ce5" office:value-type="float" office:value="978656">
            <text:p>978656</text:p>
          </table:table-cell>
          <table:table-cell table:style-name="ce5" office:value-type="float" office:value="7256280">
            <text:p>7256280</text:p>
          </table:table-cell>
          <table:table-cell table:style-name="ce5" office:value-type="float" office:value="2574034">
            <text:p>2574034</text:p>
          </table:table-cell>
          <table:table-cell table:style-name="ce5" office:value-type="float" office:value="2102778">
            <text:p>2102778</text:p>
          </table:table-cell>
          <table:table-cell table:style-name="ce5" office:value-type="float" office:value="1736337">
            <text:p>1736337</text:p>
          </table:table-cell>
          <table:table-cell table:style-name="ce5"/>
          <table:table-cell table:number-columns-repeated="8"/>
        </table:table-row>
        <table:table-row table:style-name="ro3">
          <table:table-cell table:style-name="ce5" office:value-type="float" office:value="985196">
            <text:p>985196</text:p>
          </table:table-cell>
          <table:table-cell table:style-name="ce5" office:value-type="float" office:value="6734510">
            <text:p>6734510</text:p>
          </table:table-cell>
          <table:table-cell table:style-name="ce5" office:value-type="float" office:value="2718820">
            <text:p>2718820</text:p>
          </table:table-cell>
          <table:table-cell table:style-name="ce5" office:value-type="float" office:value="2106687">
            <text:p>2106687</text:p>
          </table:table-cell>
          <table:table-cell table:style-name="ce5" office:value-type="float" office:value="1741347">
            <text:p>1741347</text:p>
          </table:table-cell>
          <table:table-cell table:style-name="ce5"/>
          <table:table-cell table:number-columns-repeated="8"/>
        </table:table-row>
        <table:table-row table:style-name="ro3">
          <table:table-cell table:style-name="ce5" office:value-type="float" office:value="978526">
            <text:p>978526</text:p>
          </table:table-cell>
          <table:table-cell table:style-name="ce5" office:value-type="float" office:value="6676764">
            <text:p>6676764</text:p>
          </table:table-cell>
          <table:table-cell table:style-name="ce5" office:value-type="float" office:value="2750352">
            <text:p>2750352</text:p>
          </table:table-cell>
          <table:table-cell table:style-name="ce5" office:value-type="float" office:value="2128326">
            <text:p>2128326</text:p>
          </table:table-cell>
          <table:table-cell table:style-name="ce5" office:value-type="float" office:value="1685235">
            <text:p>1685235</text:p>
          </table:table-cell>
          <table:table-cell table:style-name="ce5"/>
          <table:table-cell table:number-columns-repeated="8"/>
        </table:table-row>
        <table:table-row table:style-name="ro3">
          <table:table-cell table:style-name="ce5" office:value-type="float" office:value="983216">
            <text:p>983216</text:p>
          </table:table-cell>
          <table:table-cell table:style-name="ce5" office:value-type="float" office:value="6559424">
            <text:p>6559424</text:p>
          </table:table-cell>
          <table:table-cell table:style-name="ce5" office:value-type="float" office:value="2606790">
            <text:p>2606790</text:p>
          </table:table-cell>
          <table:table-cell table:style-name="ce5" office:value-type="float" office:value="2109232">
            <text:p>2109232</text:p>
          </table:table-cell>
          <table:table-cell table:style-name="ce5" office:value-type="float" office:value="1666063">
            <text:p>1666063</text:p>
          </table:table-cell>
          <table:table-cell table:style-name="ce5"/>
          <table:table-cell table:number-columns-repeated="8"/>
        </table:table-row>
        <table:table-row table:style-name="ro3">
          <table:table-cell table:style-name="ce5" table:number-columns-repeated="6"/>
          <table:table-cell table:style-name="ce26" table:number-columns-spanned="3" table:number-rows-spanned="1"/>
          <table:covered-table-cell table:number-columns-repeated="2" table:style-name="ce25"/>
          <table:table-cell table:number-columns-repeated="5"/>
        </table:table-row>
        <table:table-row table:style-name="ro3">
          <table:table-cell table:style-name="ce5" table:number-columns-repeated="6"/>
          <table:table-cell table:style-name="ce25"/>
          <table:table-cell table:style-name="ce29"/>
          <table:table-cell table:style-name="ce27"/>
          <table:table-cell table:number-columns-repeated="2"/>
          <table:table-cell table:style-name="ce35"/>
          <table:table-cell table:number-columns-repeated="2"/>
        </table:table-row>
        <table:table-row table:style-name="ro3">
          <table:table-cell table:style-name="ce5" table:number-columns-repeated="6"/>
          <table:table-cell table:style-name="ce27"/>
          <table:table-cell table:style-name="ce30" table:number-columns-repeated="2"/>
          <table:table-cell table:number-columns-repeated="5"/>
        </table:table-row>
        <table:table-row table:style-name="ro3">
          <table:table-cell table:style-name="ce5" table:number-columns-repeated="6"/>
          <table:table-cell table:style-name="ce28"/>
          <table:table-cell table:style-name="ce31" table:number-columns-repeated="2"/>
          <table:table-cell table:number-columns-repeated="5"/>
        </table:table-row>
        <table:table-row table:style-name="ro3">
          <table:table-cell table:style-name="ce5" table:number-columns-repeated="6"/>
          <table:table-cell table:number-columns-repeated="8"/>
        </table:table-row>
        <table:table-row table:style-name="ro3">
          <table:table-cell table:style-name="ce5" table:number-columns-repeated="6"/>
          <table:table-cell table:number-columns-repeated="4"/>
          <table:table-cell table:style-name="ce34"/>
          <table:table-cell table:number-columns-repeated="3"/>
        </table:table-row>
        <table:table-row table:style-name="ro3" table:number-rows-repeated="10">
          <table:table-cell table:style-name="ce5" table:number-columns-repeated="6"/>
          <table:table-cell table:number-columns-repeated="8"/>
        </table:table-row>
        <table:table-row table:style-name="ro3">
          <table:table-cell table:style-name="ce5" table:number-columns-repeated="6"/>
          <table:table-cell table:number-columns-repeated="7"/>
          <table:table-cell table:style-name="ce34"/>
        </table:table-row>
        <table:table-row table:style-name="ro3" table:number-rows-repeated="2">
          <table:table-cell table:style-name="ce5" table:number-columns-repeated="6"/>
          <table:table-cell table:number-columns-repeated="8"/>
        </table:table-row>
        <table:table-row table:style-name="ro3">
          <table:table-cell table:style-name="ce6" office:value-type="string" table:number-columns-spanned="6" table:number-rows-spanned="1">
            <text:p>Promedios</text:p>
          </table:table-cell>
          <table:covered-table-cell table:style-name="ce6"/>
          <table:covered-table-cell table:number-columns-repeated="2" table:style-name="ce21"/>
          <table:covered-table-cell table:style-name="ce24"/>
          <table:covered-table-cell table:style-name="ce5"/>
          <table:table-cell table:number-columns-repeated="8"/>
        </table:table-row>
        <table:table-row table:style-name="ro3">
          <table:table-cell table:style-name="ce7"/>
          <table:table-cell table:style-name="ce7" office:value-type="string">
            <text:p>ASM</text:p>
          </table:table-cell>
          <table:table-cell table:style-name="ce7" office:value-type="string">
            <text:p>C (O0)</text:p>
          </table:table-cell>
          <table:table-cell table:style-name="ce7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7" office:value-type="string">
            <text:p>C (O3)</text:p>
          </table:table-cell>
          <table:table-cell table:number-columns-repeated="8"/>
        </table:table-row>
        <table:table-row table:style-name="ro3">
          <table:table-cell table:style-name="ce6" office:value-type="string">
            <text:p>Ciclos</text:p>
          </table:table-cell>
          <table:table-cell table:style-name="ce16" table:formula="of:=AVERAGE([.A5:.A14])" office:value-type="float" office:value="1005451.33333333">
            <text:p>1,005,451.33 </text:p>
          </table:table-cell>
          <table:table-cell table:style-name="ce16" table:formula="of:=AVERAGE([.B5:.B14])" office:value-type="float" office:value="6864180.88888889">
            <text:p>6,864,180.89 </text:p>
          </table:table-cell>
          <table:table-cell table:style-name="ce16" table:formula="of:=AVERAGE([.C5:.C14])" office:value-type="float" office:value="2684813.22222222">
            <text:p>2,684,813.22 </text:p>
          </table:table-cell>
          <table:table-cell table:style-name="ce16" table:formula="of:=AVERAGE([.D5:.D14])" office:value-type="float" office:value="2136356.33333333">
            <text:p>2,136,356.33 </text:p>
          </table:table-cell>
          <table:table-cell table:style-name="ce16" table:formula="of:=AVERAGE([.E5:.E14])" office:value-type="float" office:value="1704129.55555556">
            <text:p>1,704,129.56 </text:p>
          </table:table-cell>
          <table:table-cell table:number-columns-repeated="2"/>
          <table:table-cell table:style-name="ce3" office:value-type="string" table:number-columns-spanned="4" table:number-rows-spanned="1">
            <text:p>Varianza</text:p>
          </table:table-cell>
          <table:covered-table-cell table:number-columns-repeated="3" table:style-name="ce33"/>
          <table:table-cell table:number-columns-repeated="2"/>
        </table:table-row>
        <table:table-row table:style-name="ro2">
          <table:table-cell table:style-name="ce5" table:number-columns-repeated="2"/>
          <table:table-cell table:style-name="ce5"/>
          <table:table-cell table:style-name="ce5" table:number-columns-repeated="3"/>
          <table:table-cell table:number-columns-repeated="2"/>
          <table:table-cell table:style-name="ce32" office:value-type="string" table:number-columns-spanned="2" table:number-rows-spanned="1">
            <text:p>Con saltos</text:p>
          </table:table-cell>
          <table:covered-table-cell table:style-name="ce4"/>
          <table:table-cell table:style-name="ce32" office:value-type="string" table:number-columns-spanned="2" table:number-rows-spanned="1">
            <text:p>Sin saltos</text:p>
          </table:table-cell>
          <table:covered-table-cell table:style-name="ce4"/>
          <table:table-cell table:number-columns-repeated="2"/>
        </table:table-row>
        <table:table-row table:style-name="ro4">
          <table:table-cell table:style-name="ce5" table:number-columns-repeated="6"/>
          <table:table-cell/>
          <table:table-cell table:style-name="ce4"/>
          <table:table-cell table:style-name="ce7" office:value-type="string">
            <text:p>ASM</text:p>
          </table:table-cell>
          <table:table-cell table:style-name="ce7" office:value-type="string">
            <text:p>C (s/opt.)</text:p>
          </table:table-cell>
          <table:table-cell table:style-name="ce7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7" office:value-type="string">
            <text:p>C (O3)</text:p>
          </table:table-cell>
          <table:table-cell/>
        </table:table-row>
        <table:table-row table:style-name="ro3">
          <table:table-cell table:style-name="ce6" office:value-type="string" table:number-columns-spanned="6" table:number-rows-spanned="1">
            <text:p>Diferencias vs. asm</text:p>
          </table:table-cell>
          <table:covered-table-cell table:style-name="ce6"/>
          <table:covered-table-cell table:number-columns-repeated="2" table:style-name="ce21"/>
          <table:covered-table-cell table:style-name="ce24"/>
          <table:covered-table-cell table:style-name="ce5"/>
          <table:table-cell table:number-columns-repeated="2"/>
          <table:table-cell table:formula="of:=(+[.A5]-[.B$35])*(+[.A5]-[.B$35])" office:value-type="float" office:value="480691008.444443">
            <text:p>480691008.444443</text:p>
          </table:table-cell>
          <table:table-cell table:formula="of:=(+[.B5]-[.C$35])*(+[.B5]-[.C$35])" office:value-type="float" office:value="3888381591.90125">
            <text:p>3888381591.90125</text:p>
          </table:table-cell>
          <table:table-cell table:formula="of:=(+[.C5]-[.D$35])*(+[.C5]-[.D$35])" office:value-type="float" office:value="34613031428.9383">
            <text:p>34613031428.9383</text:p>
          </table:table-cell>
          <table:table-cell table:formula="of:=(+[.D5]-[.E$35])*(+[.D5]-[.E$35])" office:value-type="float" office:value="1312661207.1111">
            <text:p>1312661207.1111</text:p>
          </table:table-cell>
          <table:table-cell table:formula="of:=(+[.E5]-[.F$35])*(+[.E5]-[.F$35])" office:value-type="float" office:value="5081915577.08641">
            <text:p>5081915577.08641</text:p>
          </table:table-cell>
          <table:table-cell/>
        </table:table-row>
        <table:table-row table:style-name="ro3">
          <table:table-cell table:style-name="ce8"/>
          <table:table-cell table:style-name="ce7" office:value-type="string">
            <text:p>ASM</text:p>
          </table:table-cell>
          <table:table-cell table:style-name="ce7" office:value-type="string">
            <text:p>C (s/opt.)</text:p>
          </table:table-cell>
          <table:table-cell table:style-name="ce7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7" office:value-type="string">
            <text:p>C (O3)</text:p>
          </table:table-cell>
          <table:table-cell table:number-columns-repeated="2"/>
          <table:table-cell table:formula="of:=(+[.A6]-[.B$35])*(+[.A6]-[.B$35])" office:value-type="float" office:value="200486720.444446">
            <text:p>200486720.444446</text:p>
          </table:table-cell>
          <table:table-cell table:formula="of:=(+[.B6]-[.C$35])*(+[.B6]-[.C$35])" office:value-type="float" office:value="29372094603.9013">
            <text:p>29372094603.9013</text:p>
          </table:table-cell>
          <table:table-cell table:formula="of:=(+[.C6]-[.D$35])*(+[.C6]-[.D$35])" office:value-type="float" office:value="3262440538.27163">
            <text:p>3262440538.27163</text:p>
          </table:table-cell>
          <table:table-cell table:formula="of:=(+[.D6]-[.E$35])*(+[.D6]-[.E$35])" office:value-type="float" office:value="574241344.444452">
            <text:p>574241344.444452</text:p>
          </table:table-cell>
          <table:table-cell table:formula="of:=(+[.E6]-[.F$35])*(+[.E6]-[.F$35])" office:value-type="float" office:value="327630111.419751">
            <text:p>327630111.419751</text:p>
          </table:table-cell>
          <table:table-cell/>
        </table:table-row>
        <table:table-row table:style-name="ro3">
          <table:table-cell table:style-name="ce7" office:value-type="string">
            <text:p>Δciclos</text:p>
          </table:table-cell>
          <table:table-cell table:style-name="ce17"/>
          <table:table-cell table:style-name="ce22" table:formula="of:=[.$C$33]-[.B35]" office:value-type="float" office:value="-1005451.33333333">
            <text:p>-1,005,451</text:p>
          </table:table-cell>
          <table:table-cell table:style-name="ce17" table:formula="of:=[.D35]-[.B35]" office:value-type="float" office:value="1679361.88888889">
            <text:p>1,679,362</text:p>
          </table:table-cell>
          <table:table-cell table:style-name="ce17" table:formula="of:=[.E35]-[.B35]" office:value-type="float" office:value="1130905">
            <text:p>1,130,905</text:p>
          </table:table-cell>
          <table:table-cell table:style-name="ce17" table:formula="of:=[.$F$33]-[.B35]" office:value-type="float" office:value="-1005451.33333333">
            <text:p>-1,005,451</text:p>
          </table:table-cell>
          <table:table-cell table:number-columns-repeated="2"/>
          <table:table-cell table:formula="of:=(+[.A7]-[.B$35])*(+[.A7]-[.B$35])" office:value-type="float" office:value="17267712044.4444">
            <text:p>17267712044.4444</text:p>
          </table:table-cell>
          <table:table-cell table:formula="of:=(+[.B7]-[.C$35])*(+[.B7]-[.C$35])" office:value-type="float" office:value="6202052509.679">
            <text:p>6202052509.679</text:p>
          </table:table-cell>
          <table:table-cell table:formula="of:=(+[.C7]-[.D$35])*(+[.C7]-[.D$35])" office:value-type="float" office:value="6674853688.93831">
            <text:p>6674853688.93831</text:p>
          </table:table-cell>
          <table:table-cell table:formula="of:=(+[.D7]-[.E$35])*(+[.D7]-[.E$35])" office:value-type="float" office:value="1037505573.44445">
            <text:p>1037505573.44445</text:p>
          </table:table-cell>
          <table:table-cell table:formula="of:=(+[.E7]-[.F$35])*(+[.E7]-[.F$35])" office:value-type="float" office:value="15469251180.7531">
            <text:p>15469251180.7531</text:p>
          </table:table-cell>
          <table:table-cell/>
        </table:table-row>
        <table:table-row table:style-name="ro3">
          <table:table-cell table:style-name="ce9" office:value-type="string">
            <text:p>Δ%</text:p>
          </table:table-cell>
          <table:table-cell table:style-name="ce18" office:value-type="percentage" office:value="0">
            <text:p>0.00%</text:p>
          </table:table-cell>
          <table:table-cell table:style-name="ce18" table:formula="of:=([.$C$36])/[.B35]" office:value-type="percentage" office:value="0">
            <text:p>0.00%</text:p>
          </table:table-cell>
          <table:table-cell table:style-name="ce18" table:formula="of:=([.D40])/[.B35]" office:value-type="percentage" office:value="1.67025676252412">
            <text:p>167.03%</text:p>
          </table:table-cell>
          <table:table-cell table:style-name="ce18" table:formula="of:=([.E40])/[.B35]" office:value-type="percentage" office:value="1.12477348480981">
            <text:p>112.48%</text:p>
          </table:table-cell>
          <table:table-cell table:style-name="ce18" table:formula="of:=([.F40])/[.B35]" office:value-type="percentage" office:value="-1">
            <text:p>-100.00%</text:p>
          </table:table-cell>
          <table:table-cell table:number-columns-repeated="2"/>
          <table:table-cell table:formula="of:=(+[.A8]-[.B$35])*(+[.A8]-[.B$35])" office:value-type="float" office:value="624666711.111113">
            <text:p>624666711.111113</text:p>
          </table:table-cell>
          <table:table-cell table:formula="of:=(+[.B8]-[.C$35])*(+[.B8]-[.C$35])" office:value-type="float" office:value="24587215654.1234">
            <text:p>24587215654.1234</text:p>
          </table:table-cell>
          <table:table-cell table:formula="of:=(+[.C8]-[.D$35])*(+[.C8]-[.D$35])" office:value-type="float" office:value="13767554373.9382">
            <text:p>13767554373.9382</text:p>
          </table:table-cell>
          <table:table-cell table:formula="of:=(+[.D8]-[.E$35])*(+[.D8]-[.E$35])" office:value-type="float" office:value="187817888.44444">
            <text:p>187817888.44444</text:p>
          </table:table-cell>
          <table:table-cell table:formula="of:=(+[.E8]-[.F$35])*(+[.E8]-[.F$35])" office:value-type="float" office:value="1899351984.64197">
            <text:p>1899351984.64197</text:p>
          </table:table-cell>
          <table:table-cell/>
        </table:table-row>
        <table:table-row table:style-name="ro5">
          <table:table-cell table:number-columns-repeated="8"/>
          <table:table-cell table:formula="of:=(+[.A9]-[.B$35])*(+[.A9]-[.B$35])" office:value-type="float" office:value="322825067.111113">
            <text:p>322825067.111113</text:p>
          </table:table-cell>
          <table:table-cell table:formula="of:=(+[.B9]-[.C$35])*(+[.B9]-[.C$35])" office:value-type="float" office:value="51951679691.9012">
            <text:p>51951679691.9012</text:p>
          </table:table-cell>
          <table:table-cell table:formula="of:=(+[.C9]-[.D$35])*(+[.C9]-[.D$35])" office:value-type="float" office:value="13988082005.9382">
            <text:p>13988082005.9382</text:p>
          </table:table-cell>
          <table:table-cell table:formula="of:=(+[.D9]-[.E$35])*(+[.D9]-[.E$35])" office:value-type="float" office:value="10949669120.4444">
            <text:p>10949669120.4444</text:p>
          </table:table-cell>
          <table:table-cell table:formula="of:=(+[.E9]-[.F$35])*(+[.E9]-[.F$35])" office:value-type="float" office:value="14973460.1975305">
            <text:p>14973460.1975305</text:p>
          </table:table-cell>
          <table:table-cell/>
        </table:table-row>
        <table:table-row table:style-name="ro3">
          <table:table-cell table:style-name="ce10" office:value-type="string" table:number-columns-spanned="5" table:number-rows-spanned="1">
            <text:p>Varianza</text:p>
          </table:table-cell>
          <table:covered-table-cell table:style-name="ce6"/>
          <table:covered-table-cell table:number-columns-repeated="2" table:style-name="ce23"/>
          <table:covered-table-cell table:style-name="ce25"/>
          <table:table-cell table:number-columns-repeated="3"/>
          <table:table-cell table:formula="of:=(+[.A10]-[.B$35])*(+[.A10]-[.B$35])" office:value-type="float" office:value="717989888.444447">
            <text:p>717989888.444447</text:p>
          </table:table-cell>
          <table:table-cell table:formula="of:=(+[.B10]-[.C$35])*(+[.B10]-[.C$35])" office:value-type="float" office:value="153741712934.123">
            <text:p>153741712934.123</text:p>
          </table:table-cell>
          <table:table-cell table:formula="of:=(+[.C10]-[.D$35])*(+[.C10]-[.D$35])" office:value-type="float" office:value="12272036076.1604">
            <text:p>12272036076.1604</text:p>
          </table:table-cell>
          <table:table-cell table:formula="of:=(+[.D10]-[.E$35])*(+[.D10]-[.E$35])" office:value-type="float" office:value="1127504469.44446">
            <text:p>1127504469.44446</text:p>
          </table:table-cell>
          <table:table-cell table:formula="of:=(+[.E10]-[.F$35])*(+[.E10]-[.F$35])" office:value-type="float" office:value="1037319477.64198">
            <text:p>1037319477.64198</text:p>
          </table:table-cell>
          <table:table-cell/>
        </table:table-row>
        <table:table-row table:style-name="ro3">
          <table:table-cell table:style-name="ce11"/>
          <table:table-cell table:style-name="ce7" office:value-type="string">
            <text:p>ASM</text:p>
          </table:table-cell>
          <table:table-cell table:style-name="ce7" office:value-type="string">
            <text:p>C (s/opt.)</text:p>
          </table:table-cell>
          <table:table-cell table:style-name="ce7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7" office:value-type="string">
            <text:p>C (O3)</text:p>
          </table:table-cell>
          <table:table-cell table:number-columns-repeated="2"/>
          <table:table-cell table:formula="of:=(+[.A11]-[.B$35])*(+[.A11]-[.B$35])" office:value-type="float" office:value="410278528.444446">
            <text:p>410278528.444446</text:p>
          </table:table-cell>
          <table:table-cell table:formula="of:=(+[.B11]-[.C$35])*(+[.B11]-[.C$35])" office:value-type="float" office:value="16814539425.2346">
            <text:p>16814539425.2346</text:p>
          </table:table-cell>
          <table:table-cell table:formula="of:=(+[.C11]-[.D$35])*(+[.C11]-[.D$35])" office:value-type="float" office:value="1156460934.82717">
            <text:p>1156460934.82717</text:p>
          </table:table-cell>
          <table:table-cell table:formula="of:=(+[.D11]-[.E$35])*(+[.D11]-[.E$35])" office:value-type="float" office:value="880269340.444454">
            <text:p>880269340.444454</text:p>
          </table:table-cell>
          <table:table-cell table:formula="of:=(+[.E11]-[.F$35])*(+[.E11]-[.F$35])" office:value-type="float" office:value="1385138170.97531">
            <text:p>1385138170.97531</text:p>
          </table:table-cell>
          <table:table-cell/>
        </table:table-row>
        <table:table-row table:style-name="ro3">
          <table:table-cell table:style-name="ce12" office:value-type="string">
            <text:p>Varianza</text:p>
          </table:table-cell>
          <table:table-cell table:style-name="ce19" table:formula="of:=AVERAGE([.I38:.I46])" office:value-type="float" office:value="2360448176.88889">
            <text:p>2,360,448,177 </text:p>
          </table:table-cell>
          <table:table-cell table:style-name="ce19" table:formula="of:=AVERAGE([.J38:.J46])" office:value-type="float" office:value="46062169775.2099">
            <text:p>46,062,169,775 </text:p>
          </table:table-cell>
          <table:table-cell table:style-name="ce19" table:formula="of:=AVERAGE([.K38:.K46])" office:value-type="float" office:value="10679712627.2839">
            <text:p>10,679,712,627 </text:p>
          </table:table-cell>
          <table:table-cell table:style-name="ce19" table:formula="of:=AVERAGE([.L38:.L46])" office:value-type="float" office:value="1874431628.44444">
            <text:p>1,874,431,628 </text:p>
          </table:table-cell>
          <table:table-cell table:style-name="ce19" table:formula="of:=AVERAGE([.M38:.M46])" office:value-type="float" office:value="3002405204.91358">
            <text:p>3,002,405,205 </text:p>
          </table:table-cell>
          <table:table-cell table:number-columns-repeated="2"/>
          <table:table-cell table:formula="of:=(+[.A12]-[.B$35])*(+[.A12]-[.B$35])" office:value-type="float" office:value="724973575.111113">
            <text:p>724973575.111113</text:p>
          </table:table-cell>
          <table:table-cell table:formula="of:=(+[.B12]-[.C$35])*(+[.B12]-[.C$35])" office:value-type="float" office:value="35125090240.7902">
            <text:p>35125090240.7902</text:p>
          </table:table-cell>
          <table:table-cell table:formula="of:=(+[.C12]-[.D$35])*(+[.C12]-[.D$35])" office:value-type="float" office:value="4295331392.60497">
            <text:p>4295331392.60497</text:p>
          </table:table-cell>
          <table:table-cell table:formula="of:=(+[.D12]-[.E$35])*(+[.D12]-[.E$35])" office:value-type="float" office:value="64486253.4444469">
            <text:p>64486253.4444469</text:p>
          </table:table-cell>
          <table:table-cell table:formula="of:=(+[.E12]-[.F$35])*(+[.E12]-[.F$35])" office:value-type="float" office:value="357004229.641973">
            <text:p>357004229.641973</text:p>
          </table:table-cell>
          <table:table-cell/>
        </table:table-row>
        <table:table-row table:style-name="ro3">
          <table:table-cell table:style-name="ce13" office:value-type="string">
            <text:p>Desv Standar</text:p>
          </table:table-cell>
          <table:table-cell table:style-name="ce20" table:formula="of:=(SQRT([.B45])*100)/[.B45]" office:value-type="percentage" office:value="0.00205827199471296">
            <text:p>0.21%</text:p>
          </table:table-cell>
          <table:table-cell table:style-name="ce20" table:formula="of:=(SQRT([.C45])*100)/[.C45]" office:value-type="percentage" office:value="0.000465937649140925">
            <text:p>0.05%</text:p>
          </table:table-cell>
          <table:table-cell table:style-name="ce20" table:formula="of:=(SQRT([.D45])*100)/[.D45]" office:value-type="percentage" office:value="0.000967654268339326">
            <text:p>0.10%</text:p>
          </table:table-cell>
          <table:table-cell table:style-name="ce20" table:formula="of:=(SQRT([.E45])*100)/[.E45]" office:value-type="percentage" office:value="0.00230975118245854">
            <text:p>0.23%</text:p>
          </table:table-cell>
          <table:table-cell table:style-name="ce20" table:formula="of:=(SQRT([.F45])*100)/[.F45]" office:value-type="percentage" office:value="0.0018250104175893">
            <text:p>0.18%</text:p>
          </table:table-cell>
          <table:table-cell table:number-columns-repeated="2"/>
          <table:table-cell table:formula="of:=(+[.A13]-[.B$35])*(+[.A13]-[.B$35])" office:value-type="float" office:value="494410048.444446">
            <text:p>494410048.444446</text:p>
          </table:table-cell>
          <table:table-cell table:formula="of:=(+[.B13]-[.C$35])*(+[.B13]-[.C$35])" office:value-type="float" office:value="92876761325.2346">
            <text:p>92876761325.2346</text:p>
          </table:table-cell>
          <table:table-cell table:formula="of:=(+[.C13]-[.D$35])*(+[.C13]-[.D$35])" office:value-type="float" office:value="6087623205.93824">
            <text:p>6087623205.93824</text:p>
          </table:table-cell>
          <table:table-cell table:formula="of:=(+[.D13]-[.E$35])*(+[.D13]-[.E$35])" office:value-type="float" office:value="735729458.777786">
            <text:p>735729458.777786</text:p>
          </table:table-cell>
          <table:table-cell table:formula="of:=(+[.E13]-[.F$35])*(+[.E13]-[.F$35])" office:value-type="float" office:value="1449062651.86419">
            <text:p>1449062651.86419</text:p>
          </table:table-cell>
          <table:table-cell/>
        </table:table-row>
        <table:table-row table:style-name="ro3" table:number-rows-repeated="1048529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">
      <number:text>(</number:text>
      <number:number number:decimal-places="0" number:min-integer-digits="1" number:grouping="true"/>
      <number:text>)</number:text>
      <style:map style:condition="value()&gt;=0" style:apply-style-name="N127P0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5-07T11:46:08.657309968</meta:creation-date>
    <dc:date>2014-12-09T08:42:17</dc:date>
    <dc:creator>seba </dc:creator>
    <meta:editing-duration>PT3H20M24S</meta:editing-duration>
    <meta:editing-cycles>21</meta:editing-cycles>
    <meta:generator>LibreOffice/3.5$Linux_X86_64 LibreOffice_project/350m1$Build-2</meta:generator>
    <meta:document-statistic meta:table-count="1" meta:cell-count="1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  <style:map style:condition="value()&gt;=0" style:apply-style-name="N125P0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5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5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25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25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25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996cm" svg:height="7.265cm" xlink:href=".." xlink:type="simple" chart:class="chart:bar" chart:style-name="ch1">
        <chart:title svg:x="5.92cm" svg:y="0.513cm" chart:style-name="ch2">
          <text:p>BANDAS</text:p>
        </chart:title>
        <chart:subtitle svg:x="5.928cm" svg:y="1.412cm" chart:style-name="ch3">
          <text:p>C vs. ASM</text:p>
        </chart:subtitle>
        <chart:legend chart:legend-position="bottom" svg:x="3.242cm" svg:y="6.482cm" style:legend-expansion="wide" chart:style-name="ch4"/>
        <chart:plot-area chart:style-name="ch5" table:cell-range-address="'C vs. ASM'.B34:'C vs. ASM'.F35" chart:data-source-has-labels="row" svg:x="1.29cm" svg:y="2.178cm" svg:width="12.148cm" svg:height="3.739cm">
          <chartooo:coordinate-region svg:x="3.631cm" svg:y="2.377cm" svg:width="9.807cm" svg:height="3.341cm"/>
          <chart:axis chart:dimension="x" chart:name="primary-x" chart:style-name="ch6"/>
          <chart:axis chart:dimension="y" chart:name="primary-y" chart:style-name="ch7">
            <chart:title svg:x="0.451cm" svg:y="5.308cm" chart:style-name="ch8">
              <text:p>[Ciclos de Clock]</text:p>
            </chart:title>
            <chart:grid chart:style-name="ch9" chart:class="major"/>
          </chart:axis>
          <chart:series chart:style-name="ch10" chart:values-cell-range-address="'C vs. ASM'.B35:'C vs. ASM'.B35" chart:label-cell-address="'C vs. ASM'.B34:'C vs. ASM'.B34" chart:class="chart:bar">
            <chart:data-point/>
          </chart:series>
          <chart:series chart:style-name="ch11" chart:values-cell-range-address="'C vs. ASM'.C35:'C vs. ASM'.C35" chart:label-cell-address="'C vs. ASM'.C34:'C vs. ASM'.C34" chart:class="chart:bar">
            <chart:data-point/>
          </chart:series>
          <chart:series chart:style-name="ch12" chart:values-cell-range-address="'C vs. ASM'.D35:'C vs. ASM'.D35" chart:label-cell-address="'C vs. ASM'.D34:'C vs. ASM'.D34" chart:class="chart:bar">
            <chart:data-point/>
          </chart:series>
          <chart:series chart:style-name="ch13" chart:values-cell-range-address="'C vs. ASM'.E35:'C vs. ASM'.E35" chart:label-cell-address="'C vs. ASM'.E34:'C vs. ASM'.E34" chart:class="chart:bar">
            <chart:data-point/>
          </chart:series>
          <chart:series chart:style-name="ch14" chart:values-cell-range-address="'C vs. ASM'.F35:'C vs. ASM'.F35" chart:label-cell-address="'C vs. ASM'.F34:'C vs. ASM'.F34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'C vs. ASM'.B34:'C vs. ASM'.B34</svg:desc>
                </draw:g>
              </table:table-cell>
              <table:table-cell office:value-type="string">
                <text:p>C (O0)</text:p>
                <draw:g>
                  <svg:desc>'C vs. ASM'.C34:'C vs. ASM'.C34</svg:desc>
                </draw:g>
              </table:table-cell>
              <table:table-cell office:value-type="string">
                <text:p>C (O1)</text:p>
                <draw:g>
                  <svg:desc>'C vs. ASM'.D34:'C vs. ASM'.D34</svg:desc>
                </draw:g>
              </table:table-cell>
              <table:table-cell office:value-type="string">
                <text:p>C (O2)</text:p>
                <draw:g>
                  <svg:desc>'C vs. ASM'.E34:'C vs. ASM'.E34</svg:desc>
                </draw:g>
              </table:table-cell>
              <table:table-cell office:value-type="string">
                <text:p>C (O3)</text:p>
                <draw:g>
                  <svg:desc>'C vs. ASM'.F34:'C vs. ASM'.F3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5451.33333333">
                <text:p>1005451.33333333</text:p>
                <draw:g>
                  <svg:desc>'C vs. ASM'.B35:'C vs. ASM'.B35</svg:desc>
                </draw:g>
              </table:table-cell>
              <table:table-cell office:value-type="float" office:value="6864180.88888889">
                <text:p>6864180.88888889</text:p>
                <draw:g>
                  <svg:desc>'C vs. ASM'.C35:'C vs. ASM'.C35</svg:desc>
                </draw:g>
              </table:table-cell>
              <table:table-cell office:value-type="float" office:value="2684813.22222222">
                <text:p>2684813.22222222</text:p>
                <draw:g>
                  <svg:desc>'C vs. ASM'.D35:'C vs. ASM'.D35</svg:desc>
                </draw:g>
              </table:table-cell>
              <table:table-cell office:value-type="float" office:value="2136356.33333333">
                <text:p>2136356.33333333</text:p>
                <draw:g>
                  <svg:desc>'C vs. ASM'.E35:'C vs. ASM'.E35</svg:desc>
                </draw:g>
              </table:table-cell>
              <table:table-cell office:value-type="float" office:value="1704129.55555556">
                <text:p>1704129.55555556</text:p>
                <draw:g>
                  <svg:desc>'C vs. ASM'.F35:'C vs. ASM'.F3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